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81.5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03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77.1pt"/>
    </style:style>
    <style:style style:name="co8" style:family="table-column">
      <style:table-column-properties fo:break-before="auto" style:column-width="86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63.19pt" svg:y="260.5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8" table:default-cell-style-name="ce11"/>
        <table:table-column table:style-name="co5" table:number-columns-repeated="1014" table:default-cell-style-name="ce11"/>
        <table:table-row table:style-name="ro1">
          <table:table-cell table:style-name="ce6" office:value-type="string" calcext:value-type="string">
            <text:p>Raw: 18549 <text:s text:c="3"/>sampled: 1868.033 <text:s text:c="2"/>given: 3800 <text:s text:c="2"/>gain: 2.03422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8550 <text:s text:c="3"/>sampled: 1868.134 <text:s text:c="2"/>given: 3800 <text:s text:c="2"/>gain: 2.03411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7574 <text:s text:c="3"/>sampled: 1769.843 <text:s text:c="2"/>given: 3600 <text:s text:c="2"/>gain: 2.03407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7574 <text:s text:c="3"/>sampled: 1769.843 <text:s text:c="2"/>given: 3600 <text:s text:c="2"/>gain: 2.03407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7 <text:s text:c="3"/>sampled: 1671.451 <text:s text:c="2"/>given: 3400 <text:s text:c="2"/>gain: 2.03416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7 <text:s text:c="3"/>sampled: 1671.451 <text:s text:c="2"/>given: 3400 <text:s text:c="2"/>gain: 2.03416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21 <text:s text:c="3"/>sampled: 1573.16 <text:s text:c="2"/>given: 3200 <text:s text:c="2"/>gain: 2.03412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22 <text:s text:c="3"/>sampled: 1573.26 <text:s text:c="2"/>given: 3200 <text:s text:c="2"/>gain: 2.03399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46 <text:s text:c="3"/>sampled: 1474.969 <text:s text:c="2"/>given: 3000 <text:s text:c="2"/>gain: 2.0339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46 <text:s text:c="3"/>sampled: 1474.969 <text:s text:c="2"/>given: 3000 <text:s text:c="2"/>gain: 2.0339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70 <text:s text:c="3"/>sampled: 1376.678 <text:s text:c="2"/>given: 2800 <text:s text:c="2"/>gain: 2.03388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71 <text:s text:c="3"/>sampled: 1376.779 <text:s text:c="2"/>given: 2800 <text:s text:c="2"/>gain: 2.03373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94 <text:s text:c="3"/>sampled: 1278.387 <text:s text:c="2"/>given: 2600 <text:s text:c="2"/>gain: 2.03381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94 <text:s text:c="3"/>sampled: 1278.387 <text:s text:c="2"/>given: 2600 <text:s text:c="2"/>gain: 2.03381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18 <text:s text:c="3"/>sampled: 1180.096 <text:s text:c="2"/>given: 2400 <text:s text:c="2"/>gain: 2.03373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19 <text:s text:c="3"/>sampled: 1180.197 <text:s text:c="2"/>given: 2400 <text:s text:c="2"/>gain: 2.03355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43 <text:s text:c="3"/>sampled: 1081.906 <text:s text:c="2"/>given: 2200 <text:s text:c="2"/>gain: 2.03344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43 <text:s text:c="3"/>sampled: 1081.906 <text:s text:c="2"/>given: 2200 <text:s text:c="2"/>gain: 2.033448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2.034225" calcext:value-type="float">
            <text:p>2.034225</text:p>
          </table:table-cell>
          <table:table-cell table:number-columns-repeated="1023"/>
        </table:table-row>
        <table:table-row table:style-name="ro1">
          <table:table-cell table:style-name="ce7" office:value-type="float" office:value="2.034116" calcext:value-type="float">
            <text:p>2.034116</text:p>
          </table:table-cell>
          <table:table-cell table:number-columns-repeated="1023"/>
        </table:table-row>
        <table:table-row table:style-name="ro1">
          <table:table-cell table:style-name="ce7" office:value-type="float" office:value="2.034079" calcext:value-type="float">
            <text:p>2.034079</text:p>
          </table:table-cell>
          <table:table-cell table:number-columns-repeated="1023"/>
        </table:table-row>
        <table:table-row table:style-name="ro1">
          <table:table-cell table:style-name="ce7" office:value-type="float" office:value="2.034079" calcext:value-type="float">
            <text:p>2.034079</text:p>
          </table:table-cell>
          <table:table-cell table:number-columns-repeated="1023"/>
        </table:table-row>
        <table:table-row table:style-name="ro1">
          <table:table-cell table:style-name="ce7" office:value-type="float" office:value="2.034161" calcext:value-type="float">
            <text:p>2.034161</text:p>
          </table:table-cell>
          <table:table-cell table:number-columns-repeated="1023"/>
        </table:table-row>
        <table:table-row table:style-name="ro1">
          <table:table-cell table:style-name="ce7" office:value-type="float" office:value="2.034161" calcext:value-type="float">
            <text:p>2.034161</text:p>
          </table:table-cell>
          <table:table-cell table:number-columns-repeated="1023"/>
        </table:table-row>
        <table:table-row table:style-name="ro1">
          <table:table-cell table:style-name="ce7" office:value-type="float" office:value="2.034123" calcext:value-type="float">
            <text:p>2.034123</text:p>
          </table:table-cell>
          <table:table-cell table:number-columns-repeated="1023"/>
        </table:table-row>
        <table:table-row table:style-name="ro1">
          <table:table-cell table:style-name="ce7" office:value-type="float" office:value="2.033993" calcext:value-type="float">
            <text:p>2.033993</text:p>
          </table:table-cell>
          <table:table-cell table:number-columns-repeated="1023"/>
        </table:table-row>
        <table:table-row table:style-name="ro1">
          <table:table-cell table:style-name="ce7" office:value-type="float" office:value="2.03394" calcext:value-type="float">
            <text:p>2.03394</text:p>
          </table:table-cell>
          <table:table-cell table:number-columns-repeated="1023"/>
        </table:table-row>
        <table:table-row table:style-name="ro1">
          <table:table-cell table:style-name="ce7" office:value-type="float" office:value="2.03394" calcext:value-type="float">
            <text:p>2.03394</text:p>
          </table:table-cell>
          <table:table-cell table:number-columns-repeated="1023"/>
        </table:table-row>
        <table:table-row table:style-name="ro1">
          <table:table-cell table:style-name="ce7" office:value-type="float" office:value="2.033881" calcext:value-type="float">
            <text:p>2.033881</text:p>
          </table:table-cell>
          <table:table-cell table:number-columns-repeated="1023"/>
        </table:table-row>
        <table:table-row table:style-name="ro1">
          <table:table-cell table:style-name="ce7" office:value-type="float" office:value="2.033732" calcext:value-type="float">
            <text:p>2.033732</text:p>
          </table:table-cell>
          <table:table-cell table:number-columns-repeated="1023"/>
        </table:table-row>
        <table:table-row table:style-name="ro1">
          <table:table-cell table:style-name="ce7" office:value-type="float" office:value="2.033812" calcext:value-type="float">
            <text:p>2.033812</text:p>
          </table:table-cell>
          <table:table-cell table:number-columns-repeated="1023"/>
        </table:table-row>
        <table:table-row table:style-name="ro1">
          <table:table-cell table:style-name="ce7" office:value-type="float" office:value="2.033812" calcext:value-type="float">
            <text:p>2.033812</text:p>
          </table:table-cell>
          <table:table-cell table:number-columns-repeated="1023"/>
        </table:table-row>
        <table:table-row table:style-name="ro1">
          <table:table-cell table:style-name="ce7" office:value-type="float" office:value="2.033732" calcext:value-type="float">
            <text:p>2.033732</text:p>
          </table:table-cell>
          <table:table-cell table:number-columns-repeated="1023"/>
        </table:table-row>
        <table:table-row table:style-name="ro1">
          <table:table-cell table:style-name="ce7" office:value-type="float" office:value="2.033559" calcext:value-type="float">
            <text:p>2.033559</text:p>
          </table:table-cell>
          <table:table-cell table:number-columns-repeated="1023"/>
        </table:table-row>
        <table:table-row table:style-name="ro1">
          <table:table-cell table:style-name="ce7" office:value-type="float" office:value="2.033448" calcext:value-type="float">
            <text:p>2.033448</text:p>
          </table:table-cell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7" office:value-type="float" office:value="2.033448" calcext:value-type="float">
            <text:p>2.033448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2.03387" calcext:value-type="float">
            <text:p>2.03387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number-columns-repeated="4"/>
          <table:table-cell table:style-name="ce12"/>
          <table:table-cell/>
          <table:table-cell table:style-name="ce12"/>
          <table:table-cell table:number-columns-repeated="1017"/>
        </table:table-row>
        <table:table-row table:style-name="ro1">
          <table:table-cell table:style-name="Default" office:value-type="string" calcext:value-type="string">
            <text:p>average samples 10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3" office:value-type="string" calcext:value-type="string">
            <text:p>calc current 100A</text:p>
          </table:table-cell>
          <table:table-cell table:style-name="Default" office:value-type="string" calcext:value-type="string">
            <text:p>Gain 100A</text:p>
          </table:table-cell>
          <table:table-cell table:style-name="ce3"/>
          <table:table-cell table:style-name="Default" office:value-type="string" calcext:value-type="string">
            <text:p>average samples 1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3" office:value-type="string" calcext:value-type="string">
            <text:p>calc current 10A</text:p>
          </table:table-cell>
          <table:table-cell table:style-name="Default" office:value-type="string" calcext:value-type="string">
            <text:p>Gain 10A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2340.945" calcext:value-type="float">
            <text:p>2340.945</text:p>
          </table:table-cell>
          <table:table-cell table:style-name="ce12" office:value-type="float" office:value="49.9623" calcext:value-type="float">
            <text:p>49.9623</text:p>
          </table:table-cell>
          <table:table-cell table:style-name="ce4" office:value-type="float" office:value="49.96525" calcext:value-type="float">
            <text:p>49.96525</text:p>
          </table:table-cell>
          <table:table-cell table:style-name="ce12" table:formula="of:=2*[.C50]" office:value-type="float" office:value="99.9305" calcext:value-type="float">
            <text:p>99.9305</text:p>
          </table:table-cell>
          <table:table-cell table:style-name="ce12" table:formula="of:=[.D50]/[.A50]" office:value-type="float" office:value="0.0426881024543507" calcext:value-type="float">
            <text:p>0.042688102454351</text:p>
          </table:table-cell>
          <table:table-cell table:style-name="ce12"/>
          <table:table-cell table:style-name="ce4" office:value-type="float" office:value="2341.8028" calcext:value-type="float">
            <text:p>2341.8028</text:p>
          </table:table-cell>
          <table:table-cell office:value-type="float" office:value="5.0328" calcext:value-type="float">
            <text:p>5.0328</text:p>
          </table:table-cell>
          <table:table-cell table:style-name="ce4" office:value-type="float" office:value="5.02797" calcext:value-type="float">
            <text:p>5.02797</text:p>
          </table:table-cell>
          <table:table-cell table:formula="of:=2*[.I50]" office:value-type="float" office:value="10.05594" calcext:value-type="float">
            <text:p>10.05594</text:p>
          </table:table-cell>
          <table:table-cell table:formula="of:=[.J50]/[.G50]" office:value-type="float" office:value="0.00429410196281258" calcext:value-type="float">
            <text:p>0.004294101962813</text:p>
          </table:table-cell>
          <table:table-cell table:number-columns-repeated="1013"/>
        </table:table-row>
        <table:table-row table:style-name="ro1">
          <table:table-cell table:style-name="ce7"/>
          <table:table-cell office:value-type="float" office:value="49.9622" calcext:value-type="float">
            <text:p>49.9622</text:p>
          </table:table-cell>
          <table:table-cell table:number-columns-repeated="5"/>
          <table:table-cell office:value-type="float" office:value="5.025" calcext:value-type="float">
            <text:p>5.025</text:p>
          </table:table-cell>
          <table:table-cell table:number-columns-repeated="1016"/>
        </table:table-row>
        <table:table-row table:style-name="ro1">
          <table:table-cell table:style-name="ce7"/>
          <table:table-cell office:value-type="float" office:value="49.9661" calcext:value-type="float">
            <text:p>49.9661</text:p>
          </table:table-cell>
          <table:table-cell table:number-columns-repeated="5"/>
          <table:table-cell office:value-type="float" office:value="5.0247" calcext:value-type="float">
            <text:p>5.0247</text:p>
          </table:table-cell>
          <table:table-cell table:number-columns-repeated="1016"/>
        </table:table-row>
        <table:table-row table:style-name="ro1">
          <table:table-cell table:style-name="ce7"/>
          <table:table-cell office:value-type="float" office:value="49.9704" calcext:value-type="float">
            <text:p>49.9704</text:p>
          </table:table-cell>
          <table:table-cell table:number-columns-repeated="5"/>
          <table:table-cell office:value-type="float" office:value="5.0294" calcext:value-type="float">
            <text:p>5.0294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2" table:number-columns-repeated="4"/>
          <table:table-cell table:style-name="ce16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12" table:number-columns-repeated="5"/>
          <table:table-cell table:number-columns-repeated="1018"/>
        </table:table-row>
        <table:table-row table:style-name="ro1" table:number-rows-repeated="2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12" table:number-columns-repeated="4"/>
          <table:table-cell/>
          <table:table-cell table:style-name="ce12"/>
          <table:table-cell table:number-columns-repeated="1017"/>
        </table:table-row>
        <table:table-row table:style-name="ro1" table:number-rows-repeated="39">
          <table:table-cell table:style-name="ce7"/>
          <table:table-cell table:number-columns-repeated="1023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 table:number-rows-repeated="8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12" table:number-columns-repeated="5"/>
          <table:table-cell table:number-columns-repeated="1018"/>
        </table:table-row>
        <table:table-row table:style-name="ro1" table:number-rows-repeated="123">
          <table:table-cell table:style-name="ce7"/>
          <table:table-cell table:number-columns-repeated="1023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5:28:56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3T11:12:28.002000000</dc:date>
    <meta:editing-duration>PT5H54M56S</meta:editing-duration>
    <meta:editing-cycles>104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1:Sheet1.A38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4225">
                <text:p>2.034225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4116">
                <text:p>2.034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4079">
                <text:p>2.034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4079">
                <text:p>2.034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4161">
                <text:p>2.034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4161">
                <text:p>2.034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4123">
                <text:p>2.034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3993">
                <text:p>2.033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394">
                <text:p>2.03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394">
                <text:p>2.03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3881">
                <text:p>2.033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3732">
                <text:p>2.033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3812">
                <text:p>2.033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3812">
                <text:p>2.033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3732">
                <text:p>2.033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3559">
                <text:p>2.033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3448">
                <text:p>2.033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3448">
                <text:p>2.033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